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eQueryEngine.loadNodeHelper( Locale locale , Node node , Locale . Load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.createXqrlCompiledQuery( String queryExpr , String currentV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legateQueryEngine.DelegateQueryEngine( QueryDelegate . QueryInterface xqImpl , Cur c , XmlOptions 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getCompiledQuery( String query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QueryEngine.loadNode( Locale locale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.objectExecQuery( Cur c , String query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QueryEngine.getType( Object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legateQueryEngine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getCompiledQuery( String queryExpr , String currentVar , XmlOptions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elegateQueryEngine.cursor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legateQueryImpl.createDelegateCompiledQuery( String delIntfName , String queryExpr , String currentVar , int bounda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getXqrl2002CompiledQuery( String queryExpr , String currentV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legateQueryImpl.DelegateQueryImpl( QueryDelegate . QueryInterface xquery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QueryImpl.cursorExecute( Cur c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cursorExecQuery( Cur c , String query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QueryImpl.objectExecute( Cur c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compileQuery( String query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eQueryEngine.object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